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ira Code" svg:font-family="'Fira Code'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47299" officeooo:paragraph-rsid="0118848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1188482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2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47299" officeooo:paragraph-rsid="00e62a0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112546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114dfc9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47299" officeooo:paragraph-rsid="0114dfc9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start" style:justify-single-word="false" fo:hyphenation-ladder-count="no-limit"/>
      <style:text-properties officeooo:paragraph-rsid="0128d86b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start" style:justify-single-word="false" fo:hyphenation-ladder-count="no-limit"/>
      <style:text-properties officeooo:paragraph-rsid="012f7ee9" fo:hyphenate="true" fo:hyphenation-remain-char-count="2" fo:hyphenation-push-char-count="2" loext:hyphenation-no-caps="false"/>
    </style:style>
    <style:style style:name="P28" style:family="paragraph" style:parent-style-name="Standard" style:list-style-name="L7">
      <style:paragraph-properties fo:text-align="start" style:justify-single-word="false" fo:hyphenation-ladder-count="no-limit"/>
      <style:text-properties officeooo:paragraph-rsid="0145b912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5b912" fo:hyphenate="true" fo:hyphenation-remain-char-count="2" fo:hyphenation-push-char-count="2" loext:hyphenation-no-caps="false"/>
    </style:style>
    <style:style style:name="P30" style:family="paragraph" style:parent-style-name="Standard" style:list-style-name="L6">
      <style:paragraph-properties fo:text-align="start" style:justify-single-word="false" fo:hyphenation-ladder-count="no-limit"/>
      <style:text-properties officeooo:paragraph-rsid="0146d37a" fo:hyphenate="true" fo:hyphenation-remain-char-count="2" fo:hyphenation-push-char-count="2" loext:hyphenation-no-caps="false"/>
    </style:style>
    <style:style style:name="P31" style:family="paragraph" style:parent-style-name="Standard" style:list-style-name="L6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6d37a" fo:hyphenate="true" fo:hyphenation-remain-char-count="2" fo:hyphenation-push-char-count="2" loext:hyphenation-no-caps="false"/>
    </style:style>
    <style:style style:name="P32" style:family="paragraph" style:parent-style-name="Standard" style:list-style-name="L6">
      <style:paragraph-properties fo:text-align="start" style:justify-single-word="false" fo:hyphenation-ladder-count="no-limit"/>
      <style:text-properties officeooo:paragraph-rsid="014d197b" fo:hyphenate="true" fo:hyphenation-remain-char-count="2" fo:hyphenation-push-char-count="2" loext:hyphenation-no-caps="false"/>
    </style:style>
    <style:style style:name="P33" style:family="paragraph" style:parent-style-name="Standard" style:list-style-name="L6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d197b" fo:hyphenate="true" fo:hyphenation-remain-char-count="2" fo:hyphenation-push-char-count="2" loext:hyphenation-no-caps="false"/>
    </style:style>
    <style:style style:name="P34" style:family="paragraph" style:parent-style-name="Standard" style:list-style-name="L6">
      <style:paragraph-properties fo:text-align="start" style:justify-single-word="false" fo:hyphenation-ladder-count="no-limit"/>
      <style:text-properties officeooo:paragraph-rsid="014f1e0b" fo:hyphenate="true" fo:hyphenation-remain-char-count="2" fo:hyphenation-push-char-count="2" loext:hyphenation-no-caps="false"/>
    </style:style>
    <style:style style:name="P35" style:family="paragraph" style:parent-style-name="Standard" style:list-style-name="L6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f1e0b" fo:hyphenate="true" fo:hyphenation-remain-char-count="2" fo:hyphenation-push-char-count="2" loext:hyphenation-no-caps="false"/>
    </style:style>
    <style:style style:name="P36" style:family="paragraph" style:parent-style-name="Standard" style:list-style-name="L2">
      <style:paragraph-properties fo:text-align="start" style:justify-single-word="false" fo:hyphenation-ladder-count="no-limit"/>
      <style:text-properties officeooo:rsid="0128d86b" officeooo:paragraph-rsid="0128d86b" fo:hyphenate="true" fo:hyphenation-remain-char-count="2" fo:hyphenation-push-char-count="2" loext:hyphenation-no-caps="false"/>
    </style:style>
    <style:style style:name="P37" style:family="paragraph" style:parent-style-name="Standard" style:list-style-name="L2">
      <style:paragraph-properties fo:text-align="start" style:justify-single-word="false" fo:hyphenation-ladder-count="no-limit"/>
      <style:text-properties officeooo:rsid="0128d86b" officeooo:paragraph-rsid="012b422c" fo:hyphenate="true" fo:hyphenation-remain-char-count="2" fo:hyphenation-push-char-count="2" loext:hyphenation-no-caps="false"/>
    </style:style>
    <style:style style:name="P38" style:family="paragraph" style:parent-style-name="Standard" style:list-style-name="L2">
      <style:paragraph-properties fo:text-align="start" style:justify-single-word="false" fo:hyphenation-ladder-count="no-limit"/>
      <style:text-properties officeooo:rsid="0128d86b" officeooo:paragraph-rsid="012cea2e" fo:hyphenate="true" fo:hyphenation-remain-char-count="2" fo:hyphenation-push-char-count="2" loext:hyphenation-no-caps="false"/>
    </style:style>
    <style:style style:name="P39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" fo:font-size="12pt" officeooo:rsid="012b4dca" officeooo:paragraph-rsid="012b4dca" style:font-size-asian="12pt" style:font-size-complex="12pt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fo:color="#000000" loext:opacity="100%" style:font-name="Times New Roman" fo:font-size="12pt" officeooo:rsid="012b4dca" officeooo:paragraph-rsid="012b4dca" style:font-size-asian="12pt" style:font-size-complex="12pt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" fo:font-size="12pt" officeooo:rsid="012b4dca" officeooo:paragraph-rsid="012cea2e" style:font-size-asian="12pt" style:font-size-complex="12pt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officeooo:rsid="0135ca65" officeooo:paragraph-rsid="0135ca65" style:font-size-asian="12pt" style:font-size-complex="12pt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officeooo:rsid="0135ca65" officeooo:paragraph-rsid="0142a20b" style:font-size-asian="12pt" style:font-size-complex="12pt" fo:hyphenate="tru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Times New Roman" fo:font-size="14pt" fo:language="uk" fo:country="UA" fo:font-weight="bold" officeooo:rsid="0142a20b" officeooo:paragraph-rsid="0142a20b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5" style:family="paragraph" style:parent-style-name="Standard" style:master-page-name="">
      <loext:graphic-properties draw:fill="none"/>
      <style:paragraph-properties fo:margin-left="0in" fo:margin-right="0in" fo:text-align="start" style:justify-single-word="false" fo:hyphenation-ladder-count="no-limit" fo:text-indent="0in" style:auto-text-indent="false" style:page-number="auto" fo:background-color="transparent"/>
      <style:text-properties fo:color="#000000" loext:opacity="100%" style:font-name="Times New Roman" fo:font-size="12pt" fo:language="uk" fo:country="UA" fo:font-weight="normal" officeooo:rsid="0142a20b" officeooo:paragraph-rsid="0143b4f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>
      <style:paragraph-properties fo:text-align="start" style:justify-single-word="false" fo:hyphenation-ladder-count="no-limit" fo:break-before="page"/>
      <style:text-properties fo:color="#000000" loext:opacity="100%" style:font-name="Times New Roman" fo:font-size="12pt" fo:language="uk" fo:country="UA" fo:font-weight="normal" officeooo:rsid="0142a20b" officeooo:paragraph-rsid="01520d1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11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2a20b" officeooo:paragraph-rsid="01520d1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6">
      <style:paragraph-properties fo:text-align="start" style:justify-single-word="false" fo:hyphenation-ladder-count="no-limit" fo:break-before="page"/>
      <style:text-properties fo:color="#000000" loext:opacity="100%" style:font-name="Times New Roman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6d3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d197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f1e0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7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6d37a" officeooo:paragraph-rsid="0146d3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6d37a" officeooo:paragraph-rsid="014d197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6d37a" officeooo:paragraph-rsid="014f1e0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10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6d37a" officeooo:paragraph-rsid="0148e1f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10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a77c5" officeooo:paragraph-rsid="014a77c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a77c5" officeooo:paragraph-rsid="014d197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ae6b7" officeooo:paragraph-rsid="014ae6b7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7">
      <style:paragraph-properties fo:text-align="start" style:justify-single-word="false" fo:hyphenation-ladder-count="no-limit"/>
      <style:text-properties officeooo:rsid="0145b912" officeooo:paragraph-rsid="0145b912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213706" fo:background-color="transparent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fo:background-color="transparent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background-color="#ffffff" loext:char-shading-value="0" style:font-name-asian="Calibri" style:font-name-complex="Times New Roman1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9ca7d2" style:font-name-asian="Times New Roman1" style:font-weight-asian="bold" style:font-size-complex="14pt"/>
    </style:style>
    <style:style style:name="T12" style:family="text">
      <style:text-properties fo:font-weight="bold" officeooo:rsid="01213706" style:font-weight-asian="bold" style:font-weight-complex="bold"/>
    </style:style>
    <style:style style:name="T13" style:family="text">
      <style:text-properties fo:font-weight="bold" officeooo:rsid="0152e179" style:font-weight-asian="bold" style:font-weight-complex="bold"/>
    </style:style>
    <style:style style:name="T14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5" style:family="text">
      <style:text-properties officeooo:rsid="0012bbd1"/>
    </style:style>
    <style:style style:name="T16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2pt" fo:language="uk" fo:country="UA" fo:font-weight="bold" officeooo:rsid="01213706" fo:background-color="#ffffff" loext:char-shading-value="0" style:font-name-asian="Calibri" style:font-size-asian="10.5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fo:language="uk" fo:country="UA" fo:font-weight="bold" officeooo:rsid="012dc8e5" fo:background-color="#ffffff" loext:char-shading-value="0" style:font-name-asian="Calibri" style:font-size-asian="10.5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fo:language="uk" fo:country="UA" fo:font-weight="normal" officeooo:rsid="01213706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1172289"/>
    </style:style>
    <style:style style:name="T22" style:family="text">
      <style:text-properties officeooo:rsid="01213706"/>
    </style:style>
    <style:style style:name="T23" style:family="text">
      <style:text-properties fo:background-color="transparent" loext:char-shading-value="0"/>
    </style:style>
    <style:style style:name="T24" style:family="text"/>
    <style:style style:name="T25" style:family="text">
      <style:text-properties fo:color="#000000" loext:opacity="100%" style:font-name="Times New Roman" fo:font-size="12pt" fo:language="uk" fo:country="UA" fo:font-weight="normal" officeooo:rsid="01213706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6" style:family="text">
      <style:text-properties fo:color="#000000" loext:opacity="100%" style:font-name="Times New Roman" fo:font-size="12pt" fo:language="uk" fo:country="UA" fo:font-weight="normal" officeooo:rsid="0128d86b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color="#000000" loext:opacity="100%" style:font-name="Times New Roman" fo:font-size="12pt" fo:language="uk" fo:country="UA" fo:font-weight="normal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color="#000000" loext:opacity="100%" style:font-name="Times New Roman" fo:font-size="12pt" fo:language="uk" fo:country="UA" fo:font-weight="normal" officeooo:rsid="012b422c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color="#000000" loext:opacity="100%" style:font-name="Times New Roman" fo:font-size="12pt" fo:language="uk" fo:country="UA" fo:font-weight="normal" officeooo:rsid="0131a17e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30" style:family="text">
      <style:text-properties fo:color="#000000" loext:opacity="100%" style:font-name="Times New Roman" fo:font-size="12pt" fo:language="uk" fo:country="UA" fo:font-weight="normal" officeooo:rsid="01322a0e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31" style:family="text">
      <style:text-properties fo:color="#000000" loext:opacity="100%" style:font-name="Times New Roman" fo:font-size="12pt" fo:language="uk" fo:country="UA" fo:font-weight="normal" officeooo:rsid="01345477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32" style:family="text">
      <style:text-properties fo:color="#000000" loext:opacity="100%" style:font-name="Times New Roman" fo:font-size="12pt" fo:language="uk" fo:country="UA" fo:font-weight="normal" officeooo:rsid="012b4dca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33" style:family="text">
      <style:text-properties fo:color="#000000" loext:opacity="100%" style:font-name="Times New Roman" fo:font-size="12pt" officeooo:rsid="0135ca65" style:font-size-asian="12pt" style:font-size-complex="12pt"/>
    </style:style>
    <style:style style:name="T34" style:family="text">
      <style:text-properties fo:color="#000000" loext:opacity="100%"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35" style:family="text">
      <style:text-properties fo:color="#000000" loext:opacity="100%" style:font-name="Times New Roman" fo:font-size="12pt" fo:language="uk" fo:country="UA" fo:font-weight="normal" officeooo:rsid="0143d1fd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36" style:family="text">
      <style:text-properties fo:color="#000000" loext:opacity="100%" style:font-name="Times New Roman" fo:font-size="12pt" fo:language="uk" fo:country="UA" fo:font-weight="normal" officeooo:rsid="0146d37a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37" style:family="text">
      <style:text-properties fo:color="#0000ff" loext:opacity="100%"/>
    </style:style>
    <style:style style:name="T38" style:family="text">
      <style:text-properties fo:color="#0000ff" loext:opacity="100%" style:font-name="Times New Roman" fo:font-size="12pt" fo:language="uk" fo:country="UA" fo:font-weight="normal" officeooo:rsid="01213706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39" style:family="text">
      <style:text-properties fo:color="#0000ff" loext:opacity="100%" style:font-name="Times New Roman" fo:font-size="12pt" fo:language="uk" fo:country="UA" fo:font-weight="normal" officeooo:rsid="01213706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40" style:family="text">
      <style:text-properties officeooo:rsid="0143d1fd"/>
    </style:style>
    <style:style style:name="T41" style:family="text">
      <style:text-properties officeooo:rsid="0146d37a"/>
    </style:style>
    <style:style style:name="T42" style:family="text">
      <style:text-properties officeooo:rsid="0147cb05"/>
    </style:style>
    <style:style style:name="T43" style:family="text">
      <style:text-properties officeooo:rsid="014a77c5"/>
    </style:style>
    <style:style style:name="T44" style:family="text">
      <style:text-properties officeooo:rsid="014d197b"/>
    </style:style>
    <style:style style:name="T45" style:family="text">
      <style:text-properties officeooo:rsid="014e2a2f"/>
    </style:style>
    <style:style style:name="T46" style:family="text">
      <style:text-properties officeooo:rsid="014e75e6"/>
    </style:style>
    <style:style style:name="T47" style:family="text">
      <style:text-properties officeooo:rsid="014fdeb9"/>
    </style:style>
    <style:style style:name="T48" style:family="text">
      <style:text-properties officeooo:rsid="015078ca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82in" draw:visible-area-height="1.9882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1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0">Лабораторна робота №</text:span><text:span text:style-name="T11">1</text:span></text:p>
      <text:p text:style-name="P17"><text:span text:style-name="T10"><text:line-break/></text:span><text:span text:style-name="T3">з дисципліни «</text:span><text:span text:style-name="T4">Якість програмного забезпечення та тестування</text:span><text:span text:style-name="T14">»</text:span></text:p>
      <text:p text:style-name="P19"/>
      <text:p text:style-name="P13"><text:span text:style-name="T5">на тему: </text:span><text:span text:style-name="T6">«Тестування методами білої скриньки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5">в</text:span>: </text:p>
      <text:p text:style-name="P11"><text:s/>Шинкаренко В.І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5"><text:span text:style-name="T9">Тема. </text:span><text:span text:style-name="T6">Тестування методами білої скриньки.</text:span></text:p>
      <text:p text:style-name="P14">Мета. <text:span text:style-name="T20">Отримати практичні навички тестування методами білої скриньки.</text:span></text:p>
      <text:p text:style-name="P14">Завдання. <text:span text:style-name="T20">Підготувати дві чи більше функцій для тестування. Функції повинні містити не менше шести керуючих конструкцій (розгалужень і циклів). Зазначені структури мають бути вкладеними. Виконати тестування функцій методами білої скриньки.</text:span></text:p>
      <text:p text:style-name="P20"><text:span text:style-name="T16">Текст. </text:span><text:a xlink:type="simple" xlink:href="https://github.com/dazzlemon/diit_121-ipz_y4_qa/tree/main/lr1/app/src/main/kotlin/lr1" text:style-name="Internet_20_link" text:visited-style-name="Visited_20_Internet_20_Link"><text:span text:style-name="T37">github</text:span></text:a></text:p>
      <text:p text:style-name="P23">Специфікація</text:p>
      <text:p text:style-name="P26"><text:span text:style-name="T17">Функція 1.</text:span><text:span text:style-name="T19"> Додавання елемента до бінарного дерева.<text:line-break/>Заголовок </text:span><text:a xlink:type="simple" xlink:href="https://github.com/dazzlemon/diit_121-ipz_y4_qa/blob/9796c7efcaf70754d573cd79d3c90859548f97e2/lr1/app/src/main/kotlin/lr1/BinarySearchTree.kt#L41" text:style-name="Internet_20_link" text:visited-style-name="Visited_20_Internet_20_Link"><text:span text:style-name="T39">fun add(root: Node?, key: Key, value: Data): Node</text:span></text:a><text:span text:style-name="T25"><text:line-break/></text:span><text:span text:style-name="T26">Вхід:</text:span></text:p>
      <text:list xml:id="list403500868" text:style-name="L2">
        <text:list-item>
          <text:p text:style-name="P36"><text:span text:style-name="T27">root — дерево, у яке треба додати елемент. Явний вид.</text:span></text:p>
        </text:list-item>
        <text:list-item>
          <text:p text:style-name="P36"><text:span text:style-name="T27">key — ключ нового елемента. Явний вид.</text:span></text:p>
        </text:list-item>
        <text:list-item>
          <text:p text:style-name="P36"><text:span text:style-name="T27">value — значення нового елемента. Явний вид.</text:span></text:p>
        </text:list-item>
        <text:list-item>
          <text:p text:style-name="P36"><text:span text:style-name="T27">Key — тип ключа. Не</text:span><text:span text:style-name="T28">явний вид — параметр узагальнення батьківського класу.</text:span></text:p>
        </text:list-item>
        <text:list-item>
          <text:p text:style-name="P37"><text:span text:style-name="T27">Data — </text:span><text:span text:style-name="T28">тип даних. Неявний вид — параметр узагальнення батьківського класу.</text:span></text:p>
        </text:list-item>
      </text:list>
      <text:p text:style-name="P39"><text:span text:style-name="T7">В</text:span><text:span text:style-name="T8">ихід:</text:span></text:p>
      <text:list xml:id="list1135033036" text:style-name="L3">
        <text:list-item>
          <text:p text:style-name="P40"><text:span text:style-name="T8">Дерево з доданим елементом — в явному та неявному виді (якщо початкове дерево не є пустим).</text:span></text:p>
        </text:list-item>
      </text:list>
      <text:p text:style-name="P39"><text:span text:style-name="T8"/></text:p>
      <text:p text:style-name="P27"><text:span text:style-name="T17">Функція </text:span><text:span text:style-name="T18">2</text:span><text:span text:style-name="T17">.</text:span><text:span text:style-name="T19"> </text:span><text:bookmark text:name="firstHeading"/><text:span text:style-name="T19">Задача про ферзів.<text:line-break/>Заголовок </text:span><text:a xlink:type="simple" xlink:href="https://github.com/dazzlemon/diit_121-ipz_y4_qa/blob/9796c7efcaf70754d573cd79d3c90859548f97e2/lr1/app/src/main/kotlin/lr1/NQueen.kt#L33" text:style-name="Internet_20_link" text:visited-style-name="Visited_20_Internet_20_Link"><text:span text:style-name="T38">fun solve(board: Board): Boolean</text:span></text:a><text:span text:style-name="T25"><text:line-break/></text:span><text:span text:style-name="T26">Вхід:</text:span></text:p>
      <text:list xml:id="list124514435890695" text:continue-list="list403500868" text:style-name="L2">
        <text:list-item>
          <text:p text:style-name="P38"><text:span text:style-name="T29">board</text:span><text:span text:style-name="T27"> — </text:span><text:span text:style-name="T31">Початкова дошка.</text:span><text:span text:style-name="T27"> Явний вид.</text:span></text:p>
        </text:list-item>
        <text:list-item>
          <text:p text:style-name="P38"><text:span text:style-name="T27">_</text:span><text:span text:style-name="T30">n</text:span><text:span text:style-name="T27"> — </text:span><text:span text:style-name="T31">розмірність задачі</text:span><text:span text:style-name="T27">. </text:span><text:span text:style-name="T31">Нея</text:span><text:span text:style-name="T27">вний вид — </text:span><text:span text:style-name="T31">поле класу.</text:span></text:p>
        </text:list-item>
      </text:list>
      <text:p text:style-name="P41"><text:span text:style-name="T7">В</text:span><text:span text:style-name="T8">ихід:</text:span></text:p>
      <text:list xml:id="list1188483491" text:style-name="L4">
        <text:list-item>
          <text:p text:style-name="P42"><text:span text:style-name="T8">У явному виді булеве значення яке показує чи вирішена задача.</text:span></text:p>
        </text:list-item>
        <text:list-item>
          <text:p text:style-name="P43"><text:span text:style-name="T8">У неявному виді — змінена початкова дошка.</text:span></text:p>
        </text:list-item>
      </text:list>
      <text:p text:style-name="P44"><text:span text:style-name="T23">Тести</text:span></text:p>
      <text:p text:style-name="P45"><text:span text:style-name="T12">Функція 1.</text:span></text:p>
      <text:list xml:id="list3061942951" text:style-name="L6">
        <text:list-item>
          <text:p text:style-name="P48"><text:span text:style-name="T22">Д</text:span><text:span text:style-name="T24">одавання вершини у пусте дерево</text:span></text:p>
          <text:p text:style-name="P48">Вхід:</text:p>
        </text:list-item>
      </text:list>
      <text:list xml:id="list4100137671" text:style-name="L7">
        <text:list-item>
          <text:list>
            <text:list-item>
              <text:p text:style-name="P53">root = null</text:p>
            </text:list-item>
            <text:list-item>
              <text:p text:style-name="P53">key = 2</text:p>
            </text:list-item>
            <text:list-item>
              <text:p text:style-name="P53">value = 2</text:p>
            </text:list-item>
            <text:list-item>
              <text:p text:style-name="P53">Key = Int</text:p>
            </text:list-item>
            <text:list-item>
              <text:p text:style-name="P28"><text:span text:style-name="T35">Data = Int</text:span></text:p>
            </text:list-item>
          </text:list>
        </text:list-item>
      </text:list>
      <text:p text:style-name="P29"><text:span text:style-name="T25">В</text:span><text:span text:style-name="T32">ихід:</text:span></text:p>
      <text:list xml:id="list124515800253361" text:continue-numbering="true" text:style-name="L7">
        <text:list-item>
          <text:list>
            <text:list-item>
              <text:p text:style-name="P62"><text:span text:style-name="T35">Д</text:span><text:span text:style-name="T34">ерево з одного вузла (2, 2)</text:span></text:p>
            </text:list-item>
          </text:list>
        </text:list-item>
      </text:list>
      <text:p text:style-name="P54"/>
      <text:list xml:id="list124516059080216" text:continue-list="list3061942951" text:style-name="L6">
        <text:list-item>
          <text:p text:style-name="P49">Додавання вершини у ліве піддерево</text:p>
          <text:p text:style-name="P50">Вхід:</text:p>
          <text:list>
            <text:list-item>
              <text:p text:style-name="P50">root = <text:span text:style-name="T41">Дерево:</text:span></text:p>
            </text:list-item>
          </text:list>
        </text:list-item>
      </text:list>
      <text:list xml:id="list604885370" text:style-name="L9">
        <text:list-item>
          <text:list>
            <text:list-item>
              <text:list>
                <text:list-item>
                  <text:p text:style-name="P55">(3, 3, left, right)</text:p>
                </text:list-item>
                <text:list-item>
                  <text:p text:style-name="P55">left = (2, 2, null, null)</text:p>
                </text:list-item>
                <text:list-item>
                  <text:p text:style-name="P55">right = (4, 4, null, null)</text:p>
                </text:list-item>
              </text:list>
            </text:list-item>
          </text:list>
        </text:list-item>
      </text:list>
      <text:list xml:id="list124515768734455" text:continue-list="list124516059080216" text:style-name="L6">
        <text:list-item>
          <text:list>
            <text:list-item>
              <text:p text:style-name="P50">key = <text:span text:style-name="T42">1</text:span></text:p>
            </text:list-item>
            <text:list-item>
              <text:p text:style-name="P50">value = <text:span text:style-name="T42">1</text:span></text:p>
            </text:list-item>
            <text:list-item>
              <text:p text:style-name="P50">Key = Int</text:p>
            </text:list-item>
            <text:list-item>
              <text:p text:style-name="P30"><text:span text:style-name="T35">Data = Int</text:span></text:p>
            </text:list-item>
          </text:list>
          <text:p text:style-name="P31"><text:span text:style-name="T25">В</text:span><text:span text:style-name="T32">ихід: </text:span><text:span text:style-name="T36">Дерево:</text:span></text:p>
        </text:list-item>
      </text:list>
      <text:list xml:id="list934039700" text:style-name="L10">
        <text:list-item>
          <text:list>
            <text:list-item>
              <text:list>
                <text:list-item>
                  <text:p text:style-name="P58">(3, 3, left, right)</text:p>
                </text:list-item>
                <text:list-item>
                  <text:p text:style-name="P58">left = (2, 2, <text:span text:style-name="T43">child</text:span>, null)</text:p>
                </text:list-item>
                <text:list-item>
                  <text:p text:style-name="P58">right = (4, 4, null, null)</text:p>
                </text:list-item>
                <text:list-item>
                  <text:p text:style-name="P59">child = (1, 1, null, null)</text:p>
                </text:list-item>
              </text:list>
            </text:list-item>
          </text:list>
        </text:list-item>
      </text:list>
      <text:list xml:id="list124516126527650" text:continue-list="list124515768734455" text:style-name="L6">
        <text:list-item>
          <text:p text:style-name="P48">Додавання вершини у праве піддерево</text:p>
          <text:p text:style-name="P51">Вхід:</text:p>
          <text:list>
            <text:list-item>
              <text:p text:style-name="P51">root = <text:span text:style-name="T41">Дерево:</text:span></text:p>
              <text:list>
                <text:list-item>
                  <text:p text:style-name="P56">(3, 3, left, right)</text:p>
                </text:list-item>
                <text:list-item>
                  <text:p text:style-name="P56">left = (2, 2, null, null)</text:p>
                </text:list-item>
                <text:list-item>
                  <text:p text:style-name="P56">right = (4, 4, null, null)</text:p>
                </text:list-item>
              </text:list>
            </text:list-item>
            <text:list-item>
              <text:p text:style-name="P51">key = <text:span text:style-name="T44">5</text:span></text:p>
            </text:list-item>
            <text:list-item>
              <text:p text:style-name="P51">value = <text:span text:style-name="T44">5</text:span></text:p>
            </text:list-item>
            <text:list-item>
              <text:p text:style-name="P51">Key = Int</text:p>
            </text:list-item>
            <text:list-item>
              <text:p text:style-name="P32"><text:span text:style-name="T35">Data = Int</text:span></text:p>
            </text:list-item>
          </text:list>
          <text:p text:style-name="P33"><text:span text:style-name="T25">В</text:span><text:span text:style-name="T32">ихід: </text:span><text:span text:style-name="T36">Дерево:</text:span></text:p>
          <text:list>
            <text:list-item>
              <text:list>
                <text:list-item>
                  <text:p text:style-name="P56">(3, 3, left, right)</text:p>
                </text:list-item>
                <text:list-item>
                  <text:p text:style-name="P56">left = (2, 2, <text:span text:style-name="T45">null</text:span>, null)</text:p>
                </text:list-item>
                <text:list-item>
                  <text:p text:style-name="P56">right = (4, 4, null, <text:span text:style-name="T45">child</text:span>)</text:p>
                  <text:p text:style-name="P60">child = (<text:span text:style-name="T46">5</text:span>, <text:span text:style-name="T46">5</text:span>, null, null)</text:p>
                </text:list-item>
              </text:list>
            </text:list-item>
          </text:list>
        </text:list-item>
        <text:list-item>
          <text:p text:style-name="P61">Перезапис елемента</text:p>
          <text:p text:style-name="P52">Вхід:</text:p>
          <text:list>
            <text:list-item>
              <text:p text:style-name="P52">root = <text:span text:style-name="T41">Дерево:</text:span></text:p>
              <text:list>
                <text:list-item>
                  <text:p text:style-name="P57">(3, 3, left, right)</text:p>
                </text:list-item>
                <text:list-item>
                  <text:p text:style-name="P57">left = (2, 2, null, null)</text:p>
                </text:list-item>
                <text:list-item>
                  <text:p text:style-name="P57">right = (4, 4, null, null)</text:p>
                </text:list-item>
              </text:list>
            </text:list-item>
            <text:list-item>
              <text:p text:style-name="P52">key = <text:span text:style-name="T47">3</text:span></text:p>
            </text:list-item>
            <text:list-item>
              <text:p text:style-name="P52">value = <text:span text:style-name="T47">1</text:span></text:p>
            </text:list-item>
            <text:list-item>
              <text:p text:style-name="P52">Key = Int</text:p>
            </text:list-item>
            <text:list-item>
              <text:p text:style-name="P34"><text:span text:style-name="T35">Data = Int</text:span></text:p>
            </text:list-item>
          </text:list>
          <text:p text:style-name="P35"><text:span text:style-name="T25">В</text:span><text:span text:style-name="T32">ихід: </text:span><text:span text:style-name="T36">Дерево:</text:span></text:p>
          <text:list>
            <text:list-item>
              <text:list>
                <text:list-item>
                  <text:p text:style-name="P57">(3, <text:span text:style-name="T48">1</text:span>, left, right)</text:p>
                </text:list-item>
                <text:list-item>
                  <text:p text:style-name="P57">left = (2, 2, <text:span text:style-name="T45">null</text:span>, null)</text:p>
                </text:list-item>
                <text:list-item>
                  <text:p text:style-name="P57">right = (4, 4, null, <text:span text:style-name="T48">null</text:span>)</text:p>
                </text:list-item>
              </text:list>
            </text:list-item>
          </text:list>
        </text:list-item>
      </text:list>
      <text:p text:style-name="P24"/>
      <text:p text:style-name="P46"><text:span text:style-name="T12">Функція </text:span><text:span text:style-name="T13">2</text:span><text:span text:style-name="T12">.</text:span></text:p>
      <text:list xml:id="list600132796" text:style-name="L11">
        <text:list-item>
          <text:p text:style-name="P47"><text:span text:style-name="T22"/></text:p>
        </text:list-item>
      </text:list>
      <text:p text:style-name="P25">Покриття</text:p>
      <text:list xml:id="list2079710505" text:style-name="L1">
        <text:list-item>
          <text:p text:style-name="P22">покриття операторів</text:p>
        </text:list-item>
        <text:list-item>
          <text:p text:style-name="P22">покриття рішень</text:p>
        </text:list-item>
        <text:list-item>
          <text:p text:style-name="P22">покриття умов</text:p>
        </text:list-item>
        <text:list-item>
          <text:p text:style-name="P22">покриття умов та рішень</text:p>
        </text:list-item>
        <text:list-item>
          <text:p text:style-name="P22">комбінаторн<text:span text:style-name="T21">е</text:span> покриття умов</text:p>
        </text:list-item>
      </text:list>
      <text:p text:style-name="P18">Висновки</text:p>
      <text:p text:style-name="P16">включають оцінку якості виконаної робот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ira Code" svg:font-family="'Fira Code'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09T12:45:13.975479501</dc:date>
    <meta:editing-duration>PT6H22M52S</meta:editing-duration>
    <meta:editing-cycles>304</meta:editing-cycles>
    <meta:generator>LibreOffice/7.3.6.2$Linux_X86_64 LibreOffice_project/30$Build-2</meta:generator>
    <meta:document-statistic meta:table-count="0" meta:image-count="0" meta:object-count="1" meta:page-count="5" meta:paragraph-count="98" meta:word-count="483" meta:character-count="2589" meta:non-whitespace-character-count="2244"/>
  </office:meta>
</office:document-meta>
</file>